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Text_20_body" style:list-style-name="L1">
      <style:paragraph-properties fo:margin-top="0cm" fo:margin-bottom="0cm" loext:contextual-spacing="false"/>
      <style:text-properties officeooo:paragraph-rsid="001b5e97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1b5e97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1b5e97" officeooo:paragraph-rsid="001b5e97"/>
    </style:style>
    <style:style style:name="T1" style:family="text">
      <style:text-properties officeooo:rsid="001b5e9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ombre: <text:s/></text:p>
      <text:p text:style-name="P4"/>
      <text:p text:style-name="P4"/>
      <text:list xml:id="list1633399271" text:style-name="L1">
        <text:list-item>
          <text:p text:style-name="P3">Me resultó muy interesante la vida de:</text:p>
          <text:list>
            <text:list-item>
              <text:p text:style-name="P3">Porque:</text:p>
            </text:list-item>
          </text:list>
        </text:list-item>
        <text:list-item>
          <text:p text:style-name="P2">La actitud más admirable es la de:</text:p>
          <text:list>
            <text:list-item>
              <text:p text:style-name="P2">Porque: </text:p>
            </text:list-item>
          </text:list>
        </text:list-item>
        <text:list-item>
          <text:p text:style-name="P2">Quien parece haber sido más <text:span text:style-name="T1">feliz</text:span> es:</text:p>
          <text:list>
            <text:list-item>
              <text:p text:style-name="P2">Porque: </text:p>
            </text:list-item>
          </text:list>
        </text:list-item>
        <text:list-item>
          <text:p text:style-name="P2">Quien expresa mejor mi idea de libertad es:</text:p>
          <text:list>
            <text:list-item>
              <text:p text:style-name="P3">Porque: </text:p>
            </text:list-item>
          </text:list>
        </text:list-item>
        <text:list-item>
          <text:p text:style-name="P3">La historia más desagradable es: </text:p>
          <text:list>
            <text:list-item>
              <text:p text:style-name="P2">Porque: </text:p>
            </text:list-item>
          </text:list>
        </text:list-item>
        <text:list-item>
          <text:p text:style-name="P2">Si pudiera impedir una acción, impediría la de:</text:p>
          <text:list>
            <text:list-item>
              <text:p text:style-name="P2">Porque: </text:p>
            </text:list-item>
          </text:list>
        </text:list-item>
        <text:list-item>
          <text:p text:style-name="P2">Si pudiera elegir una vida para mi, sería la de:</text:p>
          <text:list>
            <text:list-item>
              <text:p text:style-name="P1">Porque: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9:34:42.748686273</meta:creation-date>
    <dc:date>2018-03-08T19:38:45.657733223</dc:date>
    <meta:editing-duration>PT4M4S</meta:editing-duration>
    <meta:editing-cycles>1</meta:editing-cycles>
    <meta:document-statistic meta:table-count="0" meta:image-count="0" meta:object-count="0" meta:page-count="1" meta:paragraph-count="15" meta:word-count="74" meta:character-count="358" meta:non-whitespace-character-count="304"/>
    <meta:generator>LibreOffice/6.0.1.1$Linux_X86_64 LibreOffice_project/00m0$Build-1</meta:generator>
  </office:meta>
</office:document-meta>
</file>